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5b3893" officeooo:paragraph-rsid="005b3893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4feb61" officeooo:paragraph-rsid="005b389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b3893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08a721" style:font-weight-asian="normal" style:font-weight-complex="normal"/>
    </style:style>
    <style:style style:name="T50" style:family="text">
      <style:text-properties fo:font-weight="normal" officeooo:rsid="00322e76" style:font-weight-asian="normal" style:font-weight-complex="normal"/>
    </style:style>
    <style:style style:name="T51" style:family="text">
      <style:text-properties fo:language="uk" fo:country="UA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officeooo:rsid="0008a721" style:font-weight-asian="normal" style:font-weight-complex="normal"/>
    </style:style>
    <style:style style:name="T54" style:family="text">
      <style:text-properties fo:language="uk" fo:country="UA" fo:font-weight="normal" officeooo:rsid="0009da89" style:font-weight-asian="normal" style:font-weight-complex="normal"/>
    </style:style>
    <style:style style:name="T55" style:family="text">
      <style:text-properties fo:language="uk" fo:country="UA" fo:font-weight="normal" officeooo:rsid="000b3d94" style:font-weight-asian="normal" style:font-weight-complex="normal"/>
    </style:style>
    <style:style style:name="T56" style:family="text">
      <style:text-properties fo:language="uk" fo:country="UA" fo:font-weight="normal" officeooo:rsid="000b915e" style:font-weight-asian="normal" style:font-weight-complex="normal"/>
    </style:style>
    <style:style style:name="T57" style:family="text">
      <style:text-properties fo:language="uk" fo:country="UA" fo:font-weight="normal" officeooo:rsid="000c1eb8" style:font-weight-asian="normal" style:font-weight-complex="normal"/>
    </style:style>
    <style:style style:name="T58" style:family="text">
      <style:text-properties fo:language="uk" fo:country="UA" fo:font-weight="normal" officeooo:rsid="000c6162" style:font-weight-asian="normal" style:font-weight-complex="normal"/>
    </style:style>
    <style:style style:name="T59" style:family="text">
      <style:text-properties fo:language="uk" fo:country="UA" fo:font-weight="normal" officeooo:rsid="000c8611" style:font-weight-asian="normal" style:font-weight-complex="normal"/>
    </style:style>
    <style:style style:name="T60" style:family="text">
      <style:text-properties fo:language="uk" fo:country="UA" fo:font-weight="normal" officeooo:rsid="000d9e06" style:font-weight-asian="normal" style:font-weight-complex="normal"/>
    </style:style>
    <style:style style:name="T61" style:family="text">
      <style:text-properties fo:language="uk" fo:country="UA" fo:font-weight="normal" officeooo:rsid="000dd1e0" style:font-weight-asian="normal" style:font-weight-complex="normal"/>
    </style:style>
    <style:style style:name="T62" style:family="text">
      <style:text-properties fo:language="uk" fo:country="UA" fo:font-weight="normal" officeooo:rsid="000f32e3" style:font-weight-asian="normal" style:font-weight-complex="normal"/>
    </style:style>
    <style:style style:name="T63" style:family="text">
      <style:text-properties fo:language="uk" fo:country="UA" fo:font-weight="normal" officeooo:rsid="000f4269" style:font-weight-asian="normal" style:font-weight-complex="normal"/>
    </style:style>
    <style:style style:name="T64" style:family="text">
      <style:text-properties fo:language="uk" fo:country="UA" fo:font-weight="normal" officeooo:rsid="000fce72" style:font-weight-asian="normal" style:font-weight-complex="normal"/>
    </style:style>
    <style:style style:name="T65" style:family="text">
      <style:text-properties fo:language="uk" fo:country="UA" fo:font-weight="normal" officeooo:rsid="001036f7" style:font-weight-asian="normal" style:font-weight-complex="normal"/>
    </style:style>
    <style:style style:name="T66" style:family="text">
      <style:text-properties fo:language="uk" fo:country="UA" fo:font-weight="normal" officeooo:rsid="0011a0bb" style:font-weight-asian="normal" style:font-weight-complex="normal"/>
    </style:style>
    <style:style style:name="T67" style:family="text">
      <style:text-properties fo:language="uk" fo:country="UA" fo:font-weight="normal" officeooo:rsid="0013890a" style:font-weight-asian="normal" style:font-weight-complex="normal"/>
    </style:style>
    <style:style style:name="T68" style:family="text">
      <style:text-properties fo:language="uk" fo:country="UA" fo:font-weight="normal" officeooo:rsid="0014de2e" style:font-weight-asian="normal" style:font-weight-complex="normal"/>
    </style:style>
    <style:style style:name="T69" style:family="text">
      <style:text-properties fo:language="uk" fo:country="UA" fo:font-weight="normal" officeooo:rsid="0017459d" style:font-weight-asian="normal" style:font-weight-complex="normal"/>
    </style:style>
    <style:style style:name="T70" style:family="text">
      <style:text-properties fo:language="uk" fo:country="UA" fo:font-weight="normal" officeooo:rsid="00174d2b" style:font-weight-asian="normal" style:font-weight-complex="normal"/>
    </style:style>
    <style:style style:name="T71" style:family="text">
      <style:text-properties fo:language="uk" fo:country="UA" fo:font-weight="normal" officeooo:rsid="001845bb" style:font-weight-asian="normal" style:font-weight-complex="normal"/>
    </style:style>
    <style:style style:name="T72" style:family="text">
      <style:text-properties fo:language="uk" fo:country="UA" fo:font-weight="normal" officeooo:rsid="0019192b" style:font-weight-asian="normal" style:font-weight-complex="normal"/>
    </style:style>
    <style:style style:name="T73" style:family="text">
      <style:text-properties fo:language="uk" fo:country="UA" fo:font-weight="normal" officeooo:rsid="00195967" style:font-weight-asian="normal" style:font-weight-complex="normal"/>
    </style:style>
    <style:style style:name="T74" style:family="text">
      <style:text-properties fo:language="uk" fo:country="UA" fo:font-weight="normal" officeooo:rsid="001a8c08" style:font-weight-asian="normal" style:font-weight-complex="normal"/>
    </style:style>
    <style:style style:name="T75" style:family="text">
      <style:text-properties fo:language="uk" fo:country="UA" fo:font-weight="normal" officeooo:rsid="001bcacf" style:font-weight-asian="normal" style:font-weight-complex="normal"/>
    </style:style>
    <style:style style:name="T76" style:family="text">
      <style:text-properties fo:language="uk" fo:country="UA" fo:font-weight="normal" officeooo:rsid="001d5562" style:font-weight-asian="normal" style:font-weight-complex="normal"/>
    </style:style>
    <style:style style:name="T77" style:family="text">
      <style:text-properties fo:language="uk" fo:country="UA" fo:font-weight="normal" officeooo:rsid="001f2c90" style:font-weight-asian="normal" style:font-weight-complex="normal"/>
    </style:style>
    <style:style style:name="T78" style:family="text">
      <style:text-properties fo:language="uk" fo:country="UA" fo:font-weight="normal" officeooo:rsid="00217390" style:font-weight-asian="normal" style:font-weight-complex="normal"/>
    </style:style>
    <style:style style:name="T79" style:family="text">
      <style:text-properties fo:language="uk" fo:country="UA" fo:font-weight="normal" officeooo:rsid="0022db7d" style:font-weight-asian="normal" style:font-weight-complex="normal"/>
    </style:style>
    <style:style style:name="T80" style:family="text">
      <style:text-properties fo:language="uk" fo:country="UA" fo:font-weight="normal" officeooo:rsid="0028b84e" style:font-weight-asian="normal" style:font-weight-complex="normal"/>
    </style:style>
    <style:style style:name="T81" style:family="text">
      <style:text-properties fo:language="uk" fo:country="UA" fo:font-weight="normal" officeooo:rsid="002a9421" style:font-weight-asian="normal" style:font-weight-complex="normal"/>
    </style:style>
    <style:style style:name="T82" style:family="text">
      <style:text-properties fo:language="uk" fo:country="UA" fo:font-weight="normal" officeooo:rsid="002b4546" style:font-weight-asian="normal" style:font-weight-complex="normal"/>
    </style:style>
    <style:style style:name="T83" style:family="text">
      <style:text-properties fo:language="uk" fo:country="UA" fo:font-weight="normal" officeooo:rsid="002e5449" style:font-weight-asian="normal" style:font-weight-complex="normal"/>
    </style:style>
    <style:style style:name="T84" style:family="text">
      <style:text-properties fo:language="uk" fo:country="UA" fo:font-weight="normal" officeooo:rsid="0030f721" style:font-weight-asian="normal" style:font-weight-complex="normal"/>
    </style:style>
    <style:style style:name="T85" style:family="text">
      <style:text-properties fo:language="uk" fo:country="UA" fo:font-weight="normal" officeooo:rsid="00351855" style:font-weight-asian="normal" style:font-weight-complex="normal"/>
    </style:style>
    <style:style style:name="T86" style:family="text">
      <style:text-properties fo:language="uk" fo:country="UA" fo:font-weight="normal" officeooo:rsid="0035e1c7" style:font-weight-asian="normal" style:font-weight-complex="normal"/>
    </style:style>
    <style:style style:name="T87" style:family="text">
      <style:text-properties fo:language="uk" fo:country="UA" fo:font-weight="normal" officeooo:rsid="0037ae97" style:font-weight-asian="normal" style:font-weight-complex="normal"/>
    </style:style>
    <style:style style:name="T88" style:family="text">
      <style:text-properties fo:language="uk" fo:country="UA" fo:font-weight="normal" officeooo:rsid="00392cf2" style:font-weight-asian="normal" style:font-weight-complex="normal"/>
    </style:style>
    <style:style style:name="T89" style:family="text">
      <style:text-properties fo:language="uk" fo:country="UA" fo:font-weight="normal" officeooo:rsid="003ab93e" style:font-weight-asian="normal" style:font-weight-complex="normal"/>
    </style:style>
    <style:style style:name="T90" style:family="text">
      <style:text-properties fo:language="uk" fo:country="UA" fo:font-weight="normal" officeooo:rsid="003bede9" style:font-weight-asian="normal" style:font-weight-complex="normal"/>
    </style:style>
    <style:style style:name="T91" style:family="text">
      <style:text-properties fo:language="uk" fo:country="UA" fo:font-weight="normal" officeooo:rsid="003c6c88" style:font-weight-asian="normal" style:font-weight-complex="normal"/>
    </style:style>
    <style:style style:name="T92" style:family="text">
      <style:text-properties fo:language="uk" fo:country="UA" fo:font-weight="normal" officeooo:rsid="003d33a1" style:font-weight-asian="normal" style:font-weight-complex="normal"/>
    </style:style>
    <style:style style:name="T93" style:family="text">
      <style:text-properties fo:language="uk" fo:country="UA" fo:font-weight="normal" officeooo:rsid="00422727" style:font-weight-asian="normal" style:font-weight-complex="normal"/>
    </style:style>
    <style:style style:name="T94" style:family="text">
      <style:text-properties fo:language="uk" fo:country="UA" fo:font-weight="normal" officeooo:rsid="0043bd76" style:font-weight-asian="normal" style:font-weight-complex="normal"/>
    </style:style>
    <style:style style:name="T95" style:family="text">
      <style:text-properties fo:language="uk" fo:country="UA" fo:font-weight="normal" officeooo:rsid="004c827e" style:font-weight-asian="normal" style:font-weight-complex="normal"/>
    </style:style>
    <style:style style:name="T96" style:family="text">
      <style:text-properties fo:language="uk" fo:country="UA" fo:font-weight="normal" officeooo:rsid="004d5606" style:font-weight-asian="normal" style:font-weight-complex="normal"/>
    </style:style>
    <style:style style:name="T97" style:family="text">
      <style:text-properties fo:language="uk" fo:country="UA" fo:font-weight="normal" officeooo:rsid="004dc293" style:font-weight-asian="normal" style:font-weight-complex="normal"/>
    </style:style>
    <style:style style:name="T98" style:family="text">
      <style:text-properties fo:language="uk" fo:country="UA" fo:font-weight="normal" officeooo:rsid="004df7db" style:font-weight-asian="normal" style:font-weight-complex="normal"/>
    </style:style>
    <style:style style:name="T99" style:family="text">
      <style:text-properties fo:language="uk" fo:country="UA" officeooo:rsid="002e98dd"/>
    </style:style>
    <style:style style:name="T100" style:family="text">
      <style:text-properties fo:language="uk" fo:country="UA" officeooo:rsid="000fce72"/>
    </style:style>
    <style:style style:name="T101" style:family="text">
      <style:text-properties fo:language="uk" fo:country="UA" officeooo:rsid="0053c881"/>
    </style:style>
    <style:style style:name="T102" style:family="text">
      <style:text-properties fo:language="uk" fo:country="UA" officeooo:rsid="0054e839"/>
    </style:style>
    <style:style style:name="T103" style:family="text">
      <style:text-properties fo:language="uk" fo:country="UA" officeooo:rsid="00556f0a"/>
    </style:style>
    <style:style style:name="T104" style:family="text">
      <style:text-properties fo:language="uk" fo:country="UA" officeooo:rsid="0057601f"/>
    </style:style>
    <style:style style:name="T105" style:family="text">
      <style:text-properties fo:language="uk" fo:country="UA" officeooo:rsid="003ff27e"/>
    </style:style>
    <style:style style:name="T106" style:family="text">
      <style:text-properties fo:language="uk" fo:country="UA" officeooo:rsid="005ae28f"/>
    </style:style>
    <style:style style:name="T107" style:family="text">
      <style:text-properties fo:language="uk" fo:country="UA" officeooo:rsid="005b3893"/>
    </style:style>
    <style:style style:name="T108" style:family="text">
      <style:text-properties fo:language="uk" fo:country="UA" officeooo:rsid="005d8b49"/>
    </style:style>
    <style:style style:name="T109" style:family="text">
      <style:text-properties fo:language="uk" fo:country="UA" officeooo:rsid="005f1ab6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language="ru" fo:country="RU" fo:font-weight="normal" officeooo:rsid="00422727" style:font-weight-asian="normal" style:font-weight-complex="normal"/>
    </style:style>
    <style:style style:name="T112" style:family="text">
      <style:text-properties fo:language="ru" fo:country="RU" fo:font-weight="normal" officeooo:rsid="0043bd76" style:font-weight-asian="normal" style:font-weight-complex="normal"/>
    </style:style>
    <style:style style:name="T113" style:family="text">
      <style:text-properties fo:language="ru" fo:country="RU" officeooo:rsid="005b3893"/>
    </style:style>
    <style:style style:name="T114" style:family="text">
      <style:text-properties officeooo:rsid="002e98dd"/>
    </style:style>
    <style:style style:name="T115" style:family="text">
      <style:text-properties officeooo:rsid="0053c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8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50">яка </text:span><text:span text:style-name="T48">передає в </text:span><text:span text:style-name="T49">застосунок вказівник на свій клас через віртуальний інтерфейс </text:span><text:span text:style-name="T3">KE_INTERFACE. </text:span><text:span text:style-name="T53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53"><text:tab/></text:span><text:span text:style-name="T70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84">а</text:span><text:span text:style-name="T70"> Скрипти. У кожної Відповіді </text:span><text:span text:style-name="T84">та</text:span><text:span text:style-name="T70"> Скрипту є номер наступного діалогу, який активується після активації відповідного елементу. Таким чином відбувається розвиток </text:span><text:span text:style-name="T71">Розповіді</text:span><text:span text:style-name="T70">.</text:span></text:p>
      <text:p text:style-name="P25"><text:tab/></text:p>
      <text:p text:style-name="P3"><text:span text:style-name="T70"><text:tab/></text:span><text:span text:style-name="T72">Важливо: номер діалогу це не те саме, що </text:span><text:span text:style-name="T16">ID </text:span><text:span text:style-name="T72">елемента. </text:span><text:span text:style-name="T73">Ідентифікатор елемента є унікальним, а однаковий номер діалогу можуть мати декілька елементів.</text:span></text:p>
      <text:p text:style-name="P3"><text:span text:style-name="T73"/></text:p>
      <text:p text:style-name="P3"/>
      <text:p text:style-name="P24"><text:tab/><text:span text:style-name="T110">Перелік функцій рушія</text:span></text:p>
      <text:p text:style-name="P3"/>
      <text:p text:style-name="P14"><text:tab/><text:span text:style-name="T48">const wchar_t* GetVersion() </text:span><text:span text:style-name="T8">– </text:span><text:span text:style-name="T88">повертає номер поточної версії рушія.</text:span></text:p>
      <text:p text:style-name="P14"><text:span text:style-name="T88"><text:tab/></text:span><text:span text:style-name="T52">const wchar_t* </text:span><text:span text:style-name="T31">GetLastError</text:span><text:span text:style-name="T52">() </text:span><text:span text:style-name="T8">– </text:span><text:span text:style-name="T88">повертає текстовий опис поточної помилки.</text:span></text:p>
      <text:p text:style-name="P4"><text:span text:style-name="T53"><text:tab/></text:span><text:span text:style-name="T21">int </text:span><text:span text:style-name="T3">CreateStory(const wchar_t *story_file) </text:span><text:span text:style-name="T8">–</text:span><text:span text:style-name="T3"> </text:span><text:span text:style-name="T53">створює нову розповідь і зберігає її у файл. </text:span><text:span text:style-name="T57">Ім’я файлу зберігається для подальшого збереження змін в Розповіді. </text:span><text:span text:style-name="T78">Повертає 0 у разі помилки.</text:span></text:p>
      <text:p text:style-name="P7"><text:span text:style-name="T53"><text:tab/></text:span><text:span text:style-name="T22">int </text:span><text:span text:style-name="T3">LoadStory(const wchar_t *story_file) </text:span><text:span text:style-name="T8">–</text:span><text:span text:style-name="T53"> завантажує розповідь з файлу. </text:span><text:span text:style-name="T78">Повертає 0 у разі помилки.</text:span></text:p>
      <text:p text:style-name="P7"><text:span text:style-name="T53"><text:tab/></text:span><text:span text:style-name="T79">i</text:span><text:span text:style-name="T22">nt </text:span><text:span text:style-name="T4">Save</text:span><text:span text:style-name="T3">Story() </text:span><text:span text:style-name="T8">–</text:span><text:span text:style-name="T53"> </text:span><text:span text:style-name="T54">зберігає </text:span><text:span text:style-name="T57">Р</text:span><text:span text:style-name="T54">озповідь </text:span><text:span text:style-name="T57">у поточний файл</text:span><text:span text:style-name="T53">. </text:span><text:span text:style-name="T78">Повертає 0 у разі помилки. </text:span><text:span text:style-name="T93">Зберігати можна або у форматі </text:span><text:span text:style-name="T33">XML, </text:span><text:span text:style-name="T93">або внутрішньому форматі </text:span><text:span text:style-name="T33">SCS, </text:span><text:span text:style-name="T93">який використовує утиліта візуального редактора Розповідей </text:span><text:span text:style-name="T33">Story Creator. </text:span><text:span text:style-name="T93">У разі використання формату </text:span><text:span text:style-name="T33">XML, </text:span><text:span text:style-name="T111">елементи Р</text:span><text:span text:style-name="T93">озповіді, що не прив’язані до жодної Сцени, не будуть збережені у файл.</text:span></text:p>
      <text:p text:style-name="P4"><text:span text:style-name="T53"><text:tab/></text:span><text:span text:style-name="T22">void </text:span><text:span text:style-name="T7">CloseStory() </text:span><text:span text:style-name="T8">–</text:span><text:span text:style-name="T7"> </text:span><text:span text:style-name="T57">закриває Розповідь.</text:span></text:p>
      <text:p text:style-name="P4"><text:span text:style-name="T57"><text:tab/></text:span><text:span text:style-name="T22">void </text:span><text:span text:style-name="T9">ClearStory() </text:span><text:span text:style-name="T8">–</text:span><text:span text:style-name="T9"> </text:span><text:span text:style-name="T59">очищає Розповідь, видаляючи всі елементи.</text:span></text:p>
      <text:p text:style-name="P4"><text:span text:style-name="T53"><text:tab/></text:span><text:span text:style-name="T22">int </text:span><text:span text:style-name="T4">AddScene() </text:span><text:span text:style-name="T8">–</text:span><text:span text:style-name="T4"> </text:span><text:span text:style-name="T54">додає нову текстову Сцену, повертає ідентифікатор елемента, </text:span><text:span text:style-name="T78">або 0 у разі помилки.</text:span></text:p>
      <text:p text:style-name="P8"><text:span text:style-name="T54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54">додає нову </text:span><text:span text:style-name="T55">Відповідь</text:span><text:span text:style-name="T54">, повертає ідентифікатор елемента, </text:span><text:span text:style-name="T78">або 0 у разі помилки</text:span><text:span text:style-name="T54">.</text:span></text:p>
      <text:p text:style-name="P8"><text:span text:style-name="T54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54">додає нов</text:span><text:span text:style-name="T55">ий Скрипт</text:span><text:span text:style-name="T54">, повертає ідентифікатор елемента, </text:span><text:span text:style-name="T78">або 0 у разі помилки</text:span><text:span text:style-name="T54">.</text:span></text:p>
      <text:p text:style-name="P14"><text:span text:style-name="T54"><text:tab/></text:span><text:span text:style-name="T22">int </text:span><text:span text:style-name="T39">Select</text:span><text:span text:style-name="T11">(int id) – </text:span><text:span text:style-name="T62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92">ранслює </text:span><text:span text:style-name="T97">довільний текст </text:span><text:span text:style-name="T92">скрипт</text:span><text:span text:style-name="T97">у</text:span><text:span text:style-name="T62">. Повертає </text:span><text:span text:style-name="T97">результат роботи скрипту, або </text:span><text:span text:style-name="T92">«-</text:span><text:span text:style-name="T39">err-</text:span><text:span text:style-name="T97">» у разі помилки</text:span><text:span text:style-name="T11">.</text:span></text:p>
      <text:p text:style-name="P16"><text:span text:style-name="T54"><text:tab/></text:span><text:span text:style-name="T22">int </text:span><text:span text:style-name="T6">Remove(int id) – </text:span><text:span text:style-name="T56">видаляє елемент з </text:span><text:span text:style-name="T57">Р</text:span><text:span text:style-name="T56">озповіді. </text:span><text:span text:style-name="T89">П</text:span><text:span text:style-name="T87">ри цьому всі зв’язки з іншими елементами будуть автоматично перебудовані. </text:span><text:span text:style-name="T62">Повертає 0 у </text:span><text:span text:style-name="T90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85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85">Повертає 0 у разі помилки.</text:span></text:p>
      <text:p text:style-name="P15"><text:span text:style-name="T85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6">ідв’язує елементи один від одного</text:span><text:span text:style-name="T85">, </text:span><text:span text:style-name="T89">п</text:span><text:span text:style-name="T87">ри цьому всі зв’язки з іншими елементами будуть автоматично перебудовані.</text:span><text:span text:style-name="T11">. </text:span><text:span text:style-name="T85">Повертає 0 у разі помилки.</text:span></text:p>
      <text:p text:style-name="P8"><text:span text:style-name="T56"><text:tab/></text:span><text:span text:style-name="T22">int </text:span><text:span text:style-name="T12">G</text:span><text:span text:style-name="T8">etID</text:span><text:span text:style-name="T12">()</text:span><text:span text:style-name="T64"> – повертає </text:span><text:span text:style-name="T12">ID </text:span><text:span text:style-name="T64">елемента.</text:span></text:p>
      <text:p text:style-name="P8"><text:span text:style-name="T56"><text:tab/></text:span><text:span text:style-name="T22">int </text:span><text:span text:style-name="T8">SetID(int new_id) – </text:span><text:span text:style-name="T58">встановлює новий ідентифікатор для елемента, </text:span><text:span text:style-name="T87">при цьому всі зв’язки з іншими елементами будуть автоматично перебудовані</text:span><text:span text:style-name="T54">. </text:span><text:span text:style-name="T78">Повертає 0 у разі </text:span><text:soft-page-break/><text:span text:style-name="T78">помилки.</text:span></text:p>
      <text:p text:style-name="P9"><text:span text:style-name="T58"><text:tab/></text:span><text:span text:style-name="T22">int </text:span><text:span text:style-name="T13">GetDialog() </text:span><text:span text:style-name="T8">–</text:span><text:span text:style-name="T13"> </text:span><text:span text:style-name="T65">повертає номер діалогу </text:span><text:span text:style-name="T70">до якого відноситься </text:span><text:span text:style-name="T65">елемент</text:span><text:span text:style-name="T54">, </text:span><text:span text:style-name="T78">або 0 у разі помилки</text:span><text:span text:style-name="T65">.</text:span></text:p>
      <text:p text:style-name="P15"><text:span text:style-name="T58"><text:tab/></text:span><text:span text:style-name="T22">int </text:span><text:span text:style-name="T8">Set</text:span><text:span text:style-name="T10">Dialog</text:span><text:span text:style-name="T8">(int new_id) – </text:span><text:span text:style-name="T60">встановлює новий </text:span><text:span text:style-name="T63">номер</text:span><text:span text:style-name="T60"> діалогу для елемента. </text:span><text:span text:style-name="T89">П</text:span><text:span text:style-name="T87">ри цьому всі зв’язки з іншими елементами будуть автоматично перебудовані.</text:span><text:span text:style-name="T60"> </text:span><text:span text:style-name="T78">Повертає 0 у разі помилки.</text:span></text:p>
      <text:p text:style-name="P9"><text:span text:style-name="T60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66">повертає </text:span><text:span text:style-name="T14">ID </text:span><text:span text:style-name="T66">елемента, що прив’язаний до активного </text:span><text:span text:style-name="T60">(</text:span><text:span text:style-name="T91">попереднього</text:span><text:span text:style-name="T60"> елемент</text:span><text:span text:style-name="T67">а</text:span><text:span text:style-name="T60"> в ланцюжку)</text:span><text:span text:style-name="T66">. Якщо активний елемент це Сцена, то повертає 0, бо до Сцени може бути прив’язано декілька елементів.</text:span></text:p>
      <text:p text:style-name="P15"><text:span text:style-name="T60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66">встановлює</text:span><text:span text:style-name="T60"> елемент, що прив’язаний до </text:span><text:span text:style-name="T66">активного елементу </text:span><text:span text:style-name="T89">(</text:span><text:span text:style-name="T91">попередній</text:span><text:span text:style-name="T89"> в ланцюжку)</text:span><text:span text:style-name="T60">. </text:span><text:span text:style-name="T89">П</text:span><text:span text:style-name="T87">ри цьому всі зв’язки з іншими елементами будуть автоматично перебудовані. </text:span><text:span text:style-name="T78">Повертає 0 у разі помилки.</text:span></text:p>
      <text:p text:style-name="P15"><text:span text:style-name="T60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67">повертає </text:span><text:span text:style-name="T15">ID </text:span><text:span text:style-name="T67">елемента до якого прив’язано активний елемент </text:span><text:span text:style-name="T60">(</text:span><text:span text:style-name="T91">наступного</text:span><text:span text:style-name="T60"> елемента в ланцюжку).</text:span><text:span text:style-name="T87"> </text:span><text:span text:style-name="T78">Повертає 0 у разі помилки.</text:span></text:p>
      <text:p text:style-name="P15"><text:span text:style-name="T60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69">встановлює</text:span><text:span text:style-name="T60"> елемент, до якого прив’язаний </text:span><text:span text:style-name="T68">активний </text:span><text:span text:style-name="T60">елемент </text:span><text:span text:style-name="T91">(наступний в ланцюжку)</text:span><text:span text:style-name="T60">. </text:span><text:span text:style-name="T89">П</text:span><text:span text:style-name="T87">ри цьому всі зв’язки з іншими елементами будуть автоматично перебудовані. </text:span><text:span text:style-name="T78">Повертає 0 у разі помилки.</text:span></text:p>
      <text:p text:style-name="P9"><text:span text:style-name="T61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64"> – повертає </text:span><text:span text:style-name="T74">тип</text:span><text:span text:style-name="T12"> </text:span><text:span text:style-name="T64">елемента. </text:span><text:span text:style-name="T74">1 – Сцена, 2 – Відповідь, 3 – Скрипт, 0 – у разі помилки.</text:span></text:p>
      <text:p text:style-name="P9"><text:span text:style-name="T74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64"> – повертає </text:span><text:span text:style-name="T75">текст</text:span><text:span text:style-name="T12"> </text:span><text:span text:style-name="T64">елемента.</text:span></text:p>
      <text:p text:style-name="P5"><text:span text:style-name="T56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8">встановлює новий </text:span><text:span text:style-name="T75">текст</text:span><text:span text:style-name="T58"> для елемента.</text:span></text:p>
      <text:p text:style-name="P9"><text:span text:style-name="T58"><text:tab/></text:span><text:span text:style-name="T22">int </text:span><text:span text:style-name="T19">IsEndDialog</text:span><text:span text:style-name="T12">()</text:span><text:span text:style-name="T64"> – </text:span><text:span text:style-name="T76">перевіряє чи елемент завершальним у ланцюжку Розповіді</text:span><text:span text:style-name="T64">. </text:span><text:span text:style-name="T78">1 – якщо елемент завершує ланцюжок, 0 – у протилежному випадку.</text:span></text:p>
      <text:p text:style-name="P6"><text:span text:style-name="T56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6">означає елемент як завершальний у Розповіді</text:span><text:span text:style-name="T58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64"> – </text:span><text:span text:style-name="T82">повертає рядок параметрів Скрипту.</text:span></text:p>
      <text:p text:style-name="P10"><text:span text:style-name="T82"><text:tab/></text:span><text:span text:style-name="T26">void SetParams(const wchar_t *params) – </text:span><text:span text:style-name="T82">встановлює рядок параметрів для Скрипту.</text:span></text:p>
      <text:p text:style-name="P20"><text:span text:style-name="T82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92">ранслює скрипт, записує результат у поле </text:span><text:span text:style-name="T32">Result </text:span><text:span text:style-name="T92">відповідного елемента</text:span><text:span text:style-name="T62">. Повертає </text:span><text:span text:style-name="T92">1 у разі успіху та </text:span><text:span text:style-name="T62">0 у разі </text:span><text:span text:style-name="T92">помилки</text:span><text:span text:style-name="T11">. </text:span><text:span text:style-name="T98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82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64"> – </text:span><text:span text:style-name="T82">повертає результат виконання Скрипту. </text:span><text:span text:style-name="T91">Повертає порожню строку, доки Скрипт не буде виконаний.</text:span></text:p>
      <text:p text:style-name="P10"><text:span text:style-name="T82"/></text:p>
      <text:p text:style-name="P12"/>
      <text:p text:style-name="P12"><text:span text:style-name="T77"><text:tab/></text:span><text:span text:style-name="T78">Для навігації по Розповіді:</text:span></text:p>
      <text:p text:style-name="P12"/>
      <text:p text:style-name="P18"><text:span text:style-name="T78"><text:tab/></text:span><text:span text:style-name="T79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53"> </text:span><text:span text:style-name="T80">завантажує</text:span><text:span text:style-name="T54"> </text:span><text:span text:style-name="T57">Р</text:span><text:span text:style-name="T54">озповідь </text:span><text:span text:style-name="T80">з файлу і активує перший елемент</text:span><text:span text:style-name="T53">. </text:span><text:span text:style-name="T78">Повертає 0 у разі помилки.</text:span></text:p>
      <text:p text:style-name="P19"><text:span text:style-name="T78"><text:tab/></text:span><text:span text:style-name="T37">i</text:span><text:span text:style-name="T22">nt LoadDialog(int dlg_id)</text:span><text:span text:style-name="T3"> </text:span><text:span text:style-name="T8">–</text:span><text:span text:style-name="T53"> </text:span><text:span text:style-name="T80">завантажує</text:span><text:span text:style-name="T54"> </text:span><text:span text:style-name="T96">діалог із вказаним </text:span><text:span text:style-name="T37">ID</text:span><text:span text:style-name="T53">. </text:span><text:span text:style-name="T78">Повертає 0 у разі помилки.</text:span></text:p>
      <text:p text:style-name="P17"><text:span text:style-name="T78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64"> – повертає </text:span><text:span text:style-name="T75">текст</text:span><text:span text:style-name="T12"> </text:span><text:span text:style-name="T34">п</text:span><text:span text:style-name="T94">оточної Сцени</text:span><text:span text:style-name="T64">.</text:span></text:p>
      <text:p text:style-name="P17"><text:span text:style-name="T64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64"> – повертає </text:span><text:span text:style-name="T75">текст</text:span><text:span text:style-name="T12"> </text:span><text:span text:style-name="T94">Відповіді з індексом </text:span><text:span text:style-name="T34">index, </text:span><text:span text:style-name="T112">що прив’</text:span><text:span text:style-name="T94">язана до поточної Сцени</text:span><text:span text:style-name="T64">.</text:span><text:span text:style-name="T34"> </text:span></text:p>
      <text:p text:style-name="P13"><text:span text:style-name="T78"><text:tab/></text:span><text:span text:style-name="T79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53"> </text:span><text:span text:style-name="T81">повертає кількість Відповідей, доступних для поточної Сцени.</text:span></text:p>
      <text:p text:style-name="P13"><text:span text:style-name="T83"><text:tab/></text:span><text:span text:style-name="T27">void SelectAnswer(int index) – </text:span><text:span text:style-name="T34">а</text:span><text:span text:style-name="T94">ктивує</text:span><text:span text:style-name="T83"> Відповідь з вказаним індексом. Після цього </text:span><text:span text:style-name="T94">рушій переходить до наступної Сцени або завершує Розповідь якщо ця Відповідь має прапорець </text:span><text:span text:style-name="T34">EndDialog</text:span><text:span text:style-name="T83">.</text:span></text:p>
      <text:p text:style-name="P26"><text:tab/></text:p>
      <text:p text:style-name="P21"><text:span text:style-name="T99"/></text:p>
      <text:p text:style-name="P21"><text:soft-page-break/><text:span text:style-name="T99"/></text:p>
      <text:p text:style-name="P21"><text:span text:style-name="T99">А</text:span><text:span text:style-name="T51">лгоритм роботи</text:span></text:p>
      <text:p text:style-name="P21"><text:span text:style-name="T52"/></text:p>
      <text:p text:style-name="P37"><text:span text:style-name="T52"><text:tab/>Після виклику </text:span><text:span text:style-name="T35">Tell</text:span><text:span text:style-name="T3">Story</text:span><text:span text:style-name="T52">(), рушій завантажує Розповідь з файлу і активує першу Сцену, </text:span><text:span text:style-name="T96">використовуючи для цього функцію </text:span><text:span text:style-name="T37">LoadDialog()</text:span><text:span text:style-name="T52">. При цьому транслюються всі Скрипти, що прив’язані до неї. </text:span><text:span text:style-name="T95">Перш</text:span><text:span text:style-name="T96">ий</text:span><text:span text:style-name="T95"> </text:span><text:span text:style-name="T96">діалог</text:span><text:span text:style-name="T95"> завжди </text:span><text:span text:style-name="T96">повинен</text:span><text:span text:style-name="T95"> мати </text:span><text:span text:style-name="T36">ID </text:span><text:span text:style-name="T95">зі значенням «</text:span><text:span text:style-name="T96">0</text:span><text:span text:style-name="T95">». </text:span><text:span text:style-name="T52">Користувач має викликати </text:span><text:span text:style-name="T2">Get</text:span><text:span text:style-name="T25">AnswerCount</text:span><text:span text:style-name="T52">(), аби отримати кількість доступних Відповідей, </text:span><text:span text:style-name="T96">потім</text:span><text:span text:style-name="T52"> він використовує </text:span><text:span text:style-name="T12">G</text:span><text:span text:style-name="T8">et</text:span><text:span text:style-name="T2">Answer</text:span><text:span text:style-name="T52">() щоб отримати текст потрібної Відповіді (наприклад, аби вивести його на екран), </text:span><text:span text:style-name="T96">і</text:span><text:span text:style-name="T52"> активує потрібну Відповідь за допомогою </text:span><text:span text:style-name="T27">SelectAnswer</text:span><text:span text:style-name="T52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37"><text:span text:style-name="T52"/></text:p>
      <text:p text:style-name="P37"><text:span text:style-name="T52"/></text:p>
      <text:p text:style-name="P38"><text:span text:style-name="T51">Керування рушієм за допомогою скриптів</text:span></text:p>
      <text:p text:style-name="P43"><text:span text:style-name="T99"/></text:p>
      <text:p text:style-name="P44"><text:span text:style-name="T99"><text:tab/></text:span><text:span text:style-name="T107">Функції рушія можна використовувати у скриптах на мові </text:span><text:span text:style-name="T46">ELI, </text:span><text:span text:style-name="T113">як у </text:span><text:span text:style-name="T107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07">функцій для роботи з рушієм.</text:span></text:p>
      <text:p text:style-name="P44"><text:span text:style-name="T107"><text:tab/>Для використання цієї бібліотеки необхідно її ініціалізувати, додавши у скрипт наступні рядки:</text:span></text:p>
      <text:p text:style-name="P44"><text:span text:style-name="T107"/></text:p>
      <text:p text:style-name="P44"><text:span text:style-name="T107">#include '.\scripts\KobzarScripts.eh';</text:span></text:p>
      <text:p text:style-name="P44"><text:span text:style-name="T107">&amp;Engine.Create(Kobzar, '');</text:span></text:p>
      <text:p text:style-name="P44"><text:span text:style-name="T107">&amp;Engine.</text:span><text:span text:style-name="T46">CreateNew</text:span><text:span text:style-name="T107">Instance();</text:span></text:p>
      <text:p text:style-name="P44"><text:span text:style-name="T107"/></text:p>
      <text:p text:style-name="P44"><text:span text:style-name="T107"><text:tab/>У внутрішніх скриптах нічого додавати не потрібно, бібліотека-коннектор ініціюється автоматично під час їх трансляції.</text:span></text:p>
      <text:p text:style-name="P44"><text:span text:style-name="T107"><text:tab/></text:span><text:span text:style-name="T108">Функціонал бібліотеки-коннектора наведено в Додатку 1.</text:span></text:p>
      <text:p text:style-name="P44"><text:span text:style-name="T108"/></text:p>
      <text:p text:style-name="P2"><text:span text:style-name="T99"/></text:p>
      <text:p text:style-name="P35"><text:span text:style-name="T99">Б</text:span><text:span text:style-name="T51">ібліотека візуалізації</text:span></text:p>
      <text:p text:style-name="P39"><text:span text:style-name="T51"/></text:p>
      <text:p text:style-name="P40"><text:span text:style-name="T51"><text:tab/>До складу рушія входить бібліотека Visualisation.</text:span><text:span text:style-name="T1">dll, </text:span><text:span text:style-name="T51">що містить набір функцій для створення та використання графічних елементів, таких як вікна, кнопки, зображення тощо. </text:span><text:span text:style-name="T105">Для створення вікна використовується бібліотека </text:span><text:span text:style-name="T44">VCL. </text:span><text:span text:style-name="T51">Використовуючи скриптову мову </text:span><text:span text:style-name="T1">ELI, м</text:span><text:span text:style-name="T51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06">Коли бібліотека візуалізації завантажується, вона автоматично створює екземпляр батьківського вікна за допомогою </text:span><text:span text:style-name="T45">WinAPI-</text:span><text:span text:style-name="T106">функції </text:span><text:span text:style-name="T45">CreateWindowEx(), </text:span><text:span text:style-name="T106">після чого за допомогою вбудованих функцій можна керувати користувацьким вікном і графічними елементами на ньому.</text:span></text:p>
      <text:p text:style-name="P40"><text:span text:style-name="T106"><text:tab/></text:span><text:span text:style-name="T107">Для використання бібліотеки у внутрішніх скриптах треба </text:span><text:span text:style-name="T108">у тіло скрипту додати наступні рядки:</text:span></text:p>
      <text:p text:style-name="P40"><text:span text:style-name="T108"/></text:p>
      <text:p text:style-name="P45"><text:span text:style-name="T107">#include '.\scripts\</text:span><text:span text:style-name="T47">VisualLib</text:span><text:span text:style-name="T107">.eh';</text:span></text:p>
      <text:p text:style-name="P45"><text:span text:style-name="T107"/></text:p>
      <text:p text:style-name="P45"><text:span text:style-name="T107"><text:tab/></text:span><text:span text:style-name="T108">Функціонал бібліотеки візуалізації наведено в Додатку 3.</text:span></text:p>
      <text:p text:style-name="P45"><text:span text:style-name="T108"/></text:p>
      <text:p text:style-name="P45"><text:span text:style-name="T108"/></text:p>
      <text:p text:style-name="P45"><text:span text:style-name="T108"/></text:p>
      <text:p text:style-name="P2"><text:span text:style-name="T99"/></text:p>
      <text:p text:style-name="P22"><text:soft-page-break/><text:span text:style-name="T99">Д</text:span><text:span text:style-name="T51">одаток 1. Методи службового об’єкта для доступу до функцій рушія</text:span></text:p>
      <text:p text:style-name="P27"><text:span text:style-name="T51"/></text:p>
      <text:p text:style-name="P28"><text:span text:style-name="T51">&amp;Engine.Create(Kobzar, '')</text:span><text:span text:style-name="T100"> – </text:span><text:span text:style-name="T51"><text:s/></text:span><text:span text:style-name="T101">ініціює службовий об’єкт.</text:span></text:p>
      <text:p text:style-name="P28"><text:span text:style-name="T51">&amp;Engine.UseCurrrentInstance()</text:span><text:span text:style-name="T100"> – </text:span><text:span text:style-name="T101">використовує поточний екземпляр рушія. За замовчуванням використовується для трансляції коду елементів типу Скрипт.</text:span></text:p>
      <text:p text:style-name="P29"><text:span text:style-name="T51">&amp;Engine.CreateNewInstance($file)</text:span><text:span text:style-name="T100"> – </text:span><text:span text:style-name="T101">імпортує новий екземпляр рушія з </text:span><text:span text:style-name="T43">DLL</text:span><text:span text:style-name="T101">, шлях до якої вказано у $file.</text:span></text:p>
      <text:p text:style-name="P28"><text:span text:style-name="T51">&amp;Engine.GetLastError()</text:span><text:span text:style-name="T100"> – </text:span><text:span text:style-name="T101">викликає аналогічний метод рушія </text:span></text:p>
      <text:p text:style-name="P29"><text:span text:style-name="T51">&amp;Engine.CreateStory($file)</text:span><text:span text:style-name="T100"> – </text:span><text:span text:style-name="T101">викликає аналогічний метод рушія. </text:span><text:span text:style-name="T51">$file – </text:span><text:span text:style-name="T101">шлях до файлу Розповіді.</text:span></text:p>
      <text:p text:style-name="P29"><text:span text:style-name="T51">&amp;Engine.LoadStory($file)</text:span><text:span text:style-name="T100"> – </text:span><text:span text:style-name="T101">викликає аналогічний метод рушія. </text:span><text:span text:style-name="T51">$file – </text:span><text:span text:style-name="T101">шлях до файлу Розповіді.</text:span></text:p>
      <text:p text:style-name="P29"><text:span text:style-name="T51">&amp;Engine.SaveStory()</text:span><text:span text:style-name="T100"> – </text:span><text:span text:style-name="T101">викликає аналогічний метод рушія.</text:span></text:p>
      <text:p text:style-name="P29"><text:span text:style-name="T51">&amp;Engine.CloseStory()</text:span><text:span text:style-name="T100"> – </text:span><text:span text:style-name="T101">викликає аналогічний метод рушія.</text:span></text:p>
      <text:p text:style-name="P29"><text:span text:style-name="T51">&amp;Engine.ClearStory()</text:span><text:span text:style-name="T100"> – </text:span><text:span text:style-name="T101">викликає аналогічний метод рушія.</text:span></text:p>
      <text:p text:style-name="P29"><text:span text:style-name="T51">&amp;Engine.AddScene()</text:span><text:span text:style-name="T100"> – </text:span><text:span text:style-name="T101">викликає аналогічний метод рушія.</text:span></text:p>
      <text:p text:style-name="P29"><text:span text:style-name="T51">&amp;Engine.AddAnswer()</text:span><text:span text:style-name="T100"> – </text:span><text:span text:style-name="T101">викликає аналогічний метод рушія.</text:span></text:p>
      <text:p text:style-name="P29"><text:span text:style-name="T51">&amp;Engine.AddScript()</text:span><text:span text:style-name="T100"> – </text:span><text:span text:style-name="T101">викликає аналогічний метод рушія.</text:span></text:p>
      <text:p text:style-name="P29"><text:span text:style-name="T51">&amp;Engine.Select($id)</text:span><text:span text:style-name="T100"> – </text:span><text:span text:style-name="T101">викликає аналогічний метод рушія. </text:span><text:span text:style-name="T40">$id </text:span><text:span text:style-name="T102">містить </text:span><text:span text:style-name="T40">ID </text:span><text:span text:style-name="T102">потрібного елементу.</text:span></text:p>
      <text:p text:style-name="P30"><text:span text:style-name="T51">&amp;Engine.Remove($id)</text:span><text:span text:style-name="T100"> – </text:span><text:span text:style-name="T101">викликає аналогічний метод рушія. </text:span><text:span text:style-name="T40">$id </text:span><text:span text:style-name="T102">містить </text:span><text:span text:style-name="T40">ID </text:span><text:span text:style-name="T102">потрібного елементу.</text:span></text:p>
      <text:p text:style-name="P30"><text:span text:style-name="T51">&amp;Engine.Link($frID, $toID)</text:span><text:span text:style-name="T100"> – </text:span><text:span text:style-name="T101">викликає аналогічний метод рушія. </text:span><text:span text:style-name="T40">$</text:span><text:span text:style-name="T51">frID</text:span><text:span text:style-name="T40"> </text:span><text:span text:style-name="T102">та </text:span><text:span text:style-name="T51">$toID </text:span><text:span text:style-name="T102">містять </text:span><text:span text:style-name="T40">ID е</text:span><text:span text:style-name="T102">лементів що зв’язуються.</text:span></text:p>
      <text:p text:style-name="P30"><text:span text:style-name="T51">&amp;Engine.Unlink($frID, $toID)</text:span><text:span text:style-name="T100"> – </text:span><text:span text:style-name="T101">викликає аналогічний метод рушія. </text:span><text:span text:style-name="T40">$</text:span><text:span text:style-name="T51">frID</text:span><text:span text:style-name="T40"> </text:span><text:span text:style-name="T102">та </text:span><text:span text:style-name="T51">$toID </text:span><text:span text:style-name="T102">містять </text:span><text:span text:style-name="T40">ID е</text:span><text:span text:style-name="T102">лементів що роз’єднуються.</text:span></text:p>
      <text:p text:style-name="P29"><text:span text:style-name="T51">&amp;Engine.GetID()</text:span><text:span text:style-name="T100"> – </text:span><text:span text:style-name="T101">викликає аналогічний метод рушія.</text:span></text:p>
      <text:p text:style-name="P30"><text:span text:style-name="T51">&amp;Engine.SetID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Dialog()</text:span><text:span text:style-name="T100"> – </text:span><text:span text:style-name="T101">викликає аналогічний метод рушія.</text:span></text:p>
      <text:p text:style-name="P30"><text:span text:style-name="T51">&amp;Engine.method SetDialog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NextDialog()</text:span><text:span text:style-name="T100"> – </text:span><text:span text:style-name="T101">викликає аналогічний метод рушія.</text:span></text:p>
      <text:p text:style-name="P30"><text:span text:style-name="T51">&amp;Engine.SetNextDialog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PrevID()</text:span><text:span text:style-name="T100"> – </text:span><text:span text:style-name="T101">викликає аналогічний метод рушія.</text:span></text:p>
      <text:p text:style-name="P30"><text:span text:style-name="T51">&amp;Engine.SetPrevID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NextID()</text:span><text:span text:style-name="T100"> – </text:span><text:span text:style-name="T101">викликає аналогічний метод рушія.</text:span></text:p>
      <text:p text:style-name="P30"><text:span text:style-name="T51">&amp;Engine.SetNextID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Type()</text:span><text:span text:style-name="T100"> – </text:span><text:span text:style-name="T101">викликає аналогічний метод рушія.</text:span></text:p>
      <text:p text:style-name="P29"><text:span text:style-name="T51">&amp;Engine.GetText()</text:span><text:span text:style-name="T100"> – </text:span><text:span text:style-name="T101">викликає аналогічний метод рушія.</text:span></text:p>
      <text:p text:style-name="P30"><text:span text:style-name="T51">&amp;Engine.SetText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IsEndDialog()</text:span><text:span text:style-name="T100"> – </text:span><text:span text:style-name="T101">викликає аналогічний метод рушія.</text:span></text:p>
      <text:p text:style-name="P30"><text:span text:style-name="T51">&amp;Engine.SetEndDialog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GetParams()</text:span><text:span text:style-name="T100"> – </text:span><text:span text:style-name="T101">викликає аналогічний метод рушія.</text:span></text:p>
      <text:p text:style-name="P30"><text:span text:style-name="T51">&amp;Engine.SetParams($val)</text:span><text:span text:style-name="T100"> – </text:span><text:span text:style-name="T101">викликає аналогічний метод рушія. </text:span><text:span text:style-name="T51">$val </text:span><text:span text:style-name="T102">містить потрібне значення.</text:span></text:p>
      <text:p text:style-name="P29"><text:span text:style-name="T51">&amp;Engine.Execute()</text:span><text:span text:style-name="T100"> – </text:span><text:span text:style-name="T101">викликає аналогічний метод рушія.</text:span></text:p>
      <text:p text:style-name="P29"><text:span text:style-name="T51">&amp;Engine.GetResult()</text:span><text:span text:style-name="T100"> – </text:span><text:span text:style-name="T101">викликає аналогічний метод рушія.</text:span></text:p>
      <text:p text:style-name="P30"><text:span text:style-name="T51">&amp;Engine.TellStory($file)</text:span><text:span text:style-name="T100"> – </text:span><text:span text:style-name="T101">викликає аналогічний метод рушія. </text:span><text:span text:style-name="T51">$file – </text:span><text:span text:style-name="T101">шлях до файлу Розповіді.</text:span></text:p>
      <text:p text:style-name="P30"><text:soft-page-break/><text:span text:style-name="T51">&amp;Engine.LoadDialog($id)</text:span><text:span text:style-name="T100"> – </text:span><text:span text:style-name="T101">викликає аналогічний метод рушія. </text:span><text:span text:style-name="T40">$id </text:span><text:span text:style-name="T102">містить </text:span><text:span text:style-name="T40">ID </text:span><text:span text:style-name="T102">потрібного елементу.</text:span></text:p>
      <text:p text:style-name="P29"><text:span text:style-name="T51">&amp;Engine.GetScene()</text:span><text:span text:style-name="T100"> – </text:span><text:span text:style-name="T101">викликає аналогічний метод рушія.</text:span></text:p>
      <text:p text:style-name="P29"><text:span text:style-name="T51">&amp;Engine.GetAnswerCount()</text:span><text:span text:style-name="T100"> – </text:span><text:span text:style-name="T101">викликає аналогічний метод рушія.</text:span></text:p>
      <text:p text:style-name="P29"><text:span text:style-name="T51">&amp;Engine.GetAnswer()</text:span><text:span text:style-name="T100"> – </text:span><text:span text:style-name="T101">викликає аналогічний метод рушія.</text:span></text:p>
      <text:p text:style-name="P30"><text:span text:style-name="T51">&amp;Engine.SelectAnswer($ind)</text:span><text:span text:style-name="T100"> – </text:span><text:span text:style-name="T101">викликає аналогічний метод рушія. </text:span><text:span text:style-name="T40">$ind </text:span><text:span text:style-name="T102">містить індекс</text:span><text:span text:style-name="T40"> </text:span><text:span text:style-name="T102">потрібно</text:span><text:span text:style-name="T103">ї Відповіді</text:span><text:span text:style-name="T102">.</text:span></text:p>
      <text:p text:style-name="P29"><text:span text:style-name="T100">&amp;Engine.Destroy() – </text:span><text:span text:style-name="T101">знищує службовий об’єкт.</text:span></text:p>
      <text:p text:style-name="P29"><text:span text:style-name="T101"/></text:p>
      <text:p text:style-name="P29"><text:span text:style-name="T101"/></text:p>
      <text:p text:style-name="P23"><text:span text:style-name="T99">Д</text:span><text:span text:style-name="T101">одаток </text:span><text:span text:style-name="T42">2</text:span><text:span text:style-name="T101">. </text:span><text:span text:style-name="T104">Приклад структури </text:span><text:span text:style-name="T41">XML-</text:span><text:span text:style-name="T104">файлу Розповіді</text:span></text:p>
      <text:p text:style-name="P31"><text:span text:style-name="T104"/></text:p>
      <text:p text:style-name="P32">&lt;StoryFile&gt;</text:p>
      <text:p text:style-name="P32"><text:tab/>&lt;Dialog id = '0'&gt;</text:p>
      <text:p text:style-name="P31"><text:span text:style-name="T104"><text:tab/><text:tab/>&lt;ScreenText&gt;</text:span><text:span text:style-name="T41">scene text</text:span><text:span text:style-name="T104">&lt;/ScreenText&gt;</text:span></text:p>
      <text:p text:style-name="P32"><text:tab/><text:tab/>&lt;Answers&gt;</text:p>
      <text:p text:style-name="P32"><text:tab/><text:tab/><text:tab/>&lt;Answer NextDialog = '1'&gt;</text:p>
      <text:p text:style-name="P31"><text:span text:style-name="T104"><text:tab/><text:tab/><text:tab/><text:tab/>&lt;Text&gt;</text:span><text:span text:style-name="T41">Answer text</text:span><text:span text:style-name="T104">&lt;/Text&gt;</text:span></text:p>
      <text:p text:style-name="P32"><text:tab/><text:tab/><text:tab/>&lt;/Answer&gt;</text:p>
      <text:p text:style-name="P32"><text:tab/><text:tab/>&lt;/Answers&gt;</text:p>
      <text:p text:style-name="P32"><text:tab/>&lt;/Dialog&gt;</text:p>
      <text:p text:style-name="P32"><text:tab/>&lt;Dialog id = '1'&gt;</text:p>
      <text:p text:style-name="P31"><text:span text:style-name="T104"><text:tab/><text:tab/>&lt;ScreenText&gt;</text:span><text:span text:style-name="T41">next Scene text</text:span><text:span text:style-name="T104">&lt;/ScreenText&gt;</text:span></text:p>
      <text:p text:style-name="P32"><text:tab/><text:tab/>&lt;Answers&gt;</text:p>
      <text:p text:style-name="P32"><text:tab/><text:tab/>&lt;/Answers&gt;</text:p>
      <text:p text:style-name="P32"><text:tab/>&lt;/Dialog&gt;</text:p>
      <text:p text:style-name="P32">&lt;/StoryFile&gt;</text:p>
      <text:p text:style-name="P32"/>
      <text:p text:style-name="P36"><text:span text:style-name="T114">Д</text:span><text:span text:style-name="T115">одаток </text:span><text:span text:style-name="T109">3</text:span><text:span text:style-name="T115">. </text:span><text:span text:style-name="T107">Методи бібліотеки візуалізації</text:span></text:p>
      <text:p text:style-name="P41"><text:span text:style-name="T107"/></text:p>
      <text:p text:style-name="P42"><text:span text:style-name="T10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6T18:16:34.595000000</dc:date>
    <meta:editing-duration>P1DT15H36M29S</meta:editing-duration>
    <meta:editing-cycles>92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121" meta:word-count="1426" meta:character-count="11654" meta:non-whitespace-character-count="10176"/>
  </office:meta>
</office:document-meta>
</file>